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ayedInput.main( String argv [ ]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DelayedInput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Input.startElement( String uri , String localpart , String rawname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ayedInput.Delayed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ayedInput.endElement( String uri , String localpart , String ra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Input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edInput.printU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ayedInput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edInputStream.printBuffer( byte [ ] buffer , int offse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layedInput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ayedInputStream.read( byte [ ] buffer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layedInputStream.Delayed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